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e576"/>
    </style:style>
    <style:style style:name="T1" style:family="text">
      <style:text-properties officeooo:rsid="000ce576"/>
    </style:style>
    <style:style style:name="T2" style:family="text">
      <style:text-properties officeooo:rsid="00113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lick</text:span><text:span text:style-name="T1"> </text:span><text:a xlink:type="simple" xlink:href="https://libreoffice.org/" text:style-name="Internet_20_link" text:visited-style-name="Visited_20_Internet_20_Link"><text:span text:style-name="T2">here</text:span></text:a><text:line-break/><text:line-break/><text:a xlink:type="simple" xlink:href="https://libreoffice.org/" text:style-name="Internet_20_link" text:visited-style-name="Visited_20_Internet_20_Link"><text:span text:style-name="T2">https://libreoffice.org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6</meta:editing-cycles>
    <meta:editing-duration>PT9M54S</meta:editing-duration>
    <dc:title>Document met titel</dc:title>
    <dc:date>2022-10-13T19:24:51.882003633</dc:date>
    <meta:generator>LibreOfficeDev/7.5.0.0.alpha0$Linux_X86_64 LibreOffice_project/d9879c20a66a3279a88439ca4a4268b7a3f84451</meta:generator>
    <meta:document-statistic meta:table-count="0" meta:image-count="0" meta:object-count="0" meta:page-count="1" meta:paragraph-count="1" meta:word-count="3" meta:character-count="35" meta:non-whitespace-character-count="32"/>
  </office:meta>
</office:document-meta>
</file>